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estarting dbus effects on Ubuntu 8.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Gnome desktop menus are removed and restored<text:tab/>1</text:p>
          <text:p text:style-name="P2">Gdm login window<text:tab/>2</text:p>
          <text:p text:style-name="P2">Determining the pid of NetworkManager through dbus<text:tab/>2</text:p>
          <text:p text:style-name="P2">Network Manager effects<text:tab/>2</text:p>
          <text:p text:style-name="P4">Zombie mode<text:tab/>2</text:p>
          <text:p text:style-name="P3">Log<text:tab/>2</text:p>
          <text:p text:style-name="P3">ps<text:tab/>3</text:p>
          <text:p text:style-name="P3">pid through dbus<text:tab/>3</text:p>
          <text:p text:style-name="P3">nm-tool<text:tab/>3</text:p>
          <text:p text:style-name="P3">Stopping<text:tab/>3</text:p>
          <text:p text:style-name="P4">Abort<text:tab/>4</text:p>
          <text:p text:style-name="P2">Querying NetworkManager as non-root users<text:tab/>4</text:p>
          <text:p text:style-name="P4">Access Control Mechanism<text:tab/>4</text:p>
          <text:p text:style-name="P4">User session registration<text:tab/>5</text:p>
          <text:p text:style-name="P4">Dbus restart<text:tab/>5</text:p>
        </text:index-body>
      </text:table-of-content>
      <text:p text:style-name="Standard"/>
      <text:h text:style-name="Heading_20_1" text:outline-level="1">Gnome desktop menus are removed and restored</text:h>
      <text:p text:style-name="Standard">The system menu bar on the top and bottom of the screen come from the session manager. For gnome, that is gnome-panel. When gnome-panel starts up, it tries to connect to the system dbus. If that connection is established, but then goes away, gnome-panel closes. X-session-manager will restart gnome-panel, which restores the desktop menus.</text:p>
      <text:p text:style-name="Standard"/>
      <text:p text:style-name="Standard">It is possible for gnome-panel to be restarted before the system dbus finishes starting up. In this case, gnome-panel will fail to connect, and continue to start up without using dbus. The effect of the missing dbus connection on end user's experience is unknown. However, if the system dbus is later restarted, that will not take down gnome-panel again.</text:p>
      <text:p text:style-name="Standard"/>
      <text:p text:style-name="Standard">Here is a summary of the two scenarios of restarting the system dbus' effect on gnome-panel:</text:p>
      <text:list text:style-name="L1">
        <text:list-item>
          <text:p text:style-name="P1">the system dbus is stopped</text:p>
        </text:list-item>
        <text:list-item>
          <text:p text:style-name="P1">gnome-panel dies</text:p>
          <text:p text:style-name="P1"><text:s text:c="2"/>→ The user sees the desktop menus disappear</text:p>
        </text:list-item>
        <text:list-item>
          <text:p text:style-name="P1">the system dbus is started</text:p>
        </text:list-item>
        <text:list-item>
          <text:p text:style-name="P1">gnome-panel is restarted by x-session-manager</text:p>
          <text:p text:style-name="P1"><text:s text:c="2"/>→ The user sees the desktop menus reappear</text:p>
        </text:list-item>
        <text:list-item>
          <text:p text:style-name="P1">the system dbus is stopped</text:p>
        </text:list-item>
        <text:list-item>
          <text:p text:style-name="P1">gnome-panel dies</text:p>
          <text:p text:style-name="P1"><text:s text:c="2"/>→ The user sees the desktop menus disappear</text:p>
        </text:list-item>
        <text:list-item>
          <text:p text:style-name="P1">the system dbus is started</text:p>
        </text:list-item>
        <text:list-item>
          <text:p text:style-name="P1">gnome-panel is restarted by x-session-manager</text:p>
          <text:p text:style-name="P1"><text:s text:c="2"/>→ The user sees the desktop menus reappear</text:p>
        </text:list-item>
      </text:list>
      <text:p text:style-name="Standard"/>
      <text:p text:style-name="Standard"/>
      <text:list text:style-name="L1">
        <text:list-item text:start-value="1">
          <text:p text:style-name="P1"><text:soft-page-break/>the system dbus is stopped</text:p>
        </text:list-item>
        <text:list-item>
          <text:p text:style-name="P1">gnome-panel dies</text:p>
          <text:p text:style-name="P1"><text:s text:c="2"/>→ The user sees the desktop menus disappear</text:p>
        </text:list-item>
        <text:list-item>
          <text:p text:style-name="P1">gnome-panel is restarted by x-session-manager</text:p>
          <text:p text:style-name="P1"><text:s text:c="2"/>→ The user sees the desktop menus reappear</text:p>
          <text:p text:style-name="P1"><text:s text:c="2"/>→ gnome-panel's single attempt to connect to dbus fails, so it continues to start up without using dbus.</text:p>
        </text:list-item>
        <text:list-item>
          <text:p text:style-name="P1">the system dbus is started</text:p>
        </text:list-item>
        <text:list-item>
          <text:p text:style-name="P1">the system dbus is stopped</text:p>
          <text:p text:style-name="P1"><text:s/>→ gnome-panel does not die this time since it was not connected to dbus</text:p>
        </text:list-item>
        <text:list-item>
          <text:p text:style-name="P1">the system dbus is started</text:p>
        </text:list-item>
      </text:list>
      <text:p text:style-name="Standard"/>
      <text:h text:style-name="Heading_20_1" text:outline-level="1">Gdm login window</text:h>
      <text:p text:style-name="Standard">Dbus must be able to see all users that login. Dbus also caches /etc/nsswitch.conf when it starts up. So if more users were added to the system by changing /etc/nsswitch.conf, gdm will not let them login until dbus is restarted.</text:p>
      <text:p text:style-name="Standard"/>
      <text:p text:style-name="Standard">If dbus is not running, the keyboard and mouse cannot be moved on the gdm login screen until dbus is restarted.</text:p>
      <text:p text:style-name="Standard"/>
      <text:h text:style-name="Heading_20_1" text:outline-level="1">Determining the pid of NetworkManager through dbus</text:h>
      <text:p text:style-name="Preformatted_20_Text"><text:span text:style-name="Source_20_Text"><text:span text:style-name="T1">testuser@ubuntu-810:~$ dbus-send --print-reply --system --dest=org.freedesktop.DBus / org.freedesktop.DBus.GetConnectionUnixProcessID string:org.freedesktop.NetworkManager</text:span></text:span></text:p>
      <text:p text:style-name="Preformatted_20_Text"><text:span text:style-name="Source_20_Text"><text:span text:style-name="T1">method return sender=org.freedesktop.DBus -&gt; dest=:1.126 reply_serial=2</text:span></text:span></text:p>
      <text:p text:style-name="Preformatted_20_Text"><text:span text:style-name="Source_20_Text"><text:span text:style-name="T1"><text:s text:c="3"/>uint32 10984</text:span></text:span></text:p>
      <text:p text:style-name="Standard"/>
      <text:h text:style-name="Heading_20_1" text:outline-level="1">Network Manager effects</text:h>
      <text:p text:style-name="Contents_20_1">Typically the log messages from network manager are not logged. <text:s/>For explanatory purposes, network manager was run on the console as '/usr/sbin/NetworkManager –no-daemon' so that these messages could be captured.</text:p>
      <text:p text:style-name="Standard"/>
      <text:h text:style-name="Heading_20_2" text:outline-level="2">Zombie mode</text:h>
      <text:p text:style-name="Contents_20_2">NetworkManager detects that dbus shutdown. It reconnects when dbus starts up again. Unfortunately NetworkManager tries to register its interface multiple times. The result is NetworkManager has an interface registered in dbus, but NetworkManager will not respond to that interface. NetworkManager continually tries to re-register the interface.</text:p>
      <text:p text:style-name="Standard"/>
      <text:h text:style-name="Heading_20_3" text:outline-level="3">Log</text:h>
      <text:p text:style-name="Preformatted_20_Text">NetworkManager: &lt;info&gt; <text:s/>HAL disappeared</text:p>
      <text:p text:style-name="Preformatted_20_Text">NetworkManager: &lt;info&gt; <text:s/>disconnected by the system bus.</text:p>
      <text:p text:style-name="Preformatted_20_Text">NetworkManager: &lt;info&gt; <text:s/>reconnected to the system bus.</text:p>
      <text:p text:style-name="Preformatted_20_Text"><text:soft-page-break/>NetworkManager: &lt;WARN&gt; <text:s/>nm_dbus_manager_init_bus(): DBus Manager already has a valid connection.</text:p>
      <text:p text:style-name="Preformatted_20_Text">NetworkManager: &lt;info&gt; <text:s/>disconnected by the system bus.</text:p>
      <text:p text:style-name="Preformatted_20_Text">NetworkManager: &lt;WARN&gt; <text:s/>nm_dbus_manager_start_service(): Could not acquire the NetworkManager service as it is already taken.</text:p>
      <text:p text:style-name="Standard"/>
      <text:h text:style-name="Heading_20_3" text:outline-level="3">ps</text:h>
      <text:p text:style-name="Preformatted_20_Text">root@ubuntu-810:~# ps -ef | grep NetworkManager</text:p>
      <text:p text:style-name="Preformatted_20_Text">root <text:s text:c="5"/>5882 <text:s/>9513 <text:s/>0 09:54 pts/1 <text:s text:c="3"/>00:00:00 /usr/sbin/NetworkManager –no-daemon</text:p>
      <text:p text:style-name="Preformatted_20_Text"/>
      <text:h text:style-name="Heading_20_3" text:outline-level="3">pid through dbus</text:h>
      <text:p text:style-name="Preformatted_20_Text">root@ubuntu-810:~# dbus-send --print-reply --system --dest=org.freedesktop.DBus / org.freedesktop.DBus.GetConnectionUnixProcessID string:org.freedesktop.NetworkManager</text:p>
      <text:p text:style-name="Preformatted_20_Text">method return sender=org.freedesktop.DBus -&gt; dest=:1.16 reply_serial=2</text:p>
      <text:p text:style-name="Preformatted_20_Text"><text:s text:c="3"/>uint32 5882</text:p>
      <text:p text:style-name="Preformatted_20_Text"/>
      <text:h text:style-name="Heading_20_3" text:outline-level="3">nm-tool</text:h>
      <text:p text:style-name="Preformatted_20_Text">root@ubuntu-810:~# nm-tool </text:p>
      <text:p text:style-name="Preformatted_20_Text"></text:p>
      <text:p text:style-name="Preformatted_20_Text">** (process:6671): WARNING **: _nm_object_get_property: Error getting 'WirelessHardwareEnabled' for /org/freedesktop/NetworkManager: Method "Get" with signature "ss" on interface "org.freedesktop.DBus.Properties" doesn't exist</text:p>
      <text:p text:style-name="Preformatted_20_Text"></text:p>
      <text:p text:style-name="Preformatted_20_Text"></text:p>
      <text:p text:style-name="Preformatted_20_Text"></text:p>
      <text:p text:style-name="Preformatted_20_Text">** (process:6671): WARNING **: _nm_object_get_property: Error getting 'State' for /org/freedesktop/NetworkManager: Method "Get" with signature "ss" on interface "org.freedesktop.DBus.Properties" doesn't exist</text:p>
      <text:p text:style-name="Preformatted_20_Text"></text:p>
      <text:p text:style-name="Preformatted_20_Text"></text:p>
      <text:p text:style-name="Preformatted_20_Text"></text:p>
      <text:p text:style-name="Preformatted_20_Text">NetworkManager Tool</text:p>
      <text:p text:style-name="Preformatted_20_Text"></text:p>
      <text:p text:style-name="Preformatted_20_Text"></text:p>
      <text:p text:style-name="Preformatted_20_Text">** (process:6671): WARNING **: _nm_object_get_property: Error getting 'State' for /org/freedesktop/NetworkManager: Method "Get" with signature "ss" on interface "org.freedesktop.DBus.Properties" doesn't exist</text:p>
      <text:p text:style-name="Preformatted_20_Text"></text:p>
      <text:p text:style-name="Preformatted_20_Text"></text:p>
      <text:p text:style-name="Preformatted_20_Text">State: unknown</text:p>
      <text:p text:style-name="Preformatted_20_Text"></text:p>
      <text:p text:style-name="Preformatted_20_Text"></text:p>
      <text:p text:style-name="Preformatted_20_Text"></text:p>
      <text:p text:style-name="Preformatted_20_Text">NetworkManager appears not to be running (could not get its state).</text:p>
      <text:p text:style-name="Preformatted_20_Text"/>
      <text:h text:style-name="Heading_20_3" text:outline-level="3">Stopping</text:h>
      <text:p text:style-name="Contents_20_3">When network manager is stopped with ctrl-c, it will segfault.</text:p>
      <text:h text:style-name="Heading_20_2" text:outline-level="2"><text:soft-page-break/>Abort</text:h>
      <text:p text:style-name="Contents_20_3">Sometimes NetworkManager aborts when dbus is restarted. In this case, its pid can no longer be queried through dbus or ps. The last lines of the log show:</text:p>
      <text:p text:style-name="Preformatted_20_Text">-- Error received: Numerical result out of range</text:p>
      <text:p text:style-name="Preformatted_20_Text">-- Original message: type=0x19 length=56 flags=&lt;REQUEST,ACK&gt; sequence-nr=1239986909 pid=4198873</text:p>
      <text:p text:style-name="Preformatted_20_Text">NetworkManager: &lt;WARN&gt; <text:s/>check_one_route(): (eth0) error -34 returned from rtnl_route_del(): Sucess</text:p>
      <text:p text:style-name="Preformatted_20_Text"/>
      <text:p text:style-name="Preformatted_20_Text">**</text:p>
      <text:p text:style-name="Preformatted_20_Text">ERROR:dbus-gproxy.c:1037:dbus_g_proxy_manager_unregister: assertion failed: (link != NULL)</text:p>
      <text:p text:style-name="Preformatted_20_Text"/>
      <text:h text:style-name="Heading_20_1" text:outline-level="1">Querying NetworkManager as non-root users</text:h>
      <text:p text:style-name="Standard">Typically non-root users on Ubuntu can query NetworkManager. If the user logs in graphically, a network icon will show up in the notification pane (nm-applet). From the command line, nm-tool can be used:</text:p>
      <text:p text:style-name="Preformatted_20_Text">testuser@ubuntu-810:~$ nm-tool </text:p>
      <text:p text:style-name="Preformatted_20_Text"></text:p>
      <text:p text:style-name="Preformatted_20_Text">NetworkManager Tool</text:p>
      <text:p text:style-name="Preformatted_20_Text"></text:p>
      <text:p text:style-name="Preformatted_20_Text">State: connected</text:p>
      <text:p text:style-name="Preformatted_20_Text"></text:p>
      <text:p text:style-name="Preformatted_20_Text">- Device: eth0 ----------------------------------------------------------------</text:p>
      <text:p text:style-name="Preformatted_20_Text"><text:s text:c="2"/>Type: <text:s text:c="13"/>Wired</text:p>
      <text:p text:style-name="Preformatted_20_Text"><text:s text:c="2"/>Driver: <text:s text:c="11"/>pcnet32</text:p>
      <text:p text:style-name="Preformatted_20_Text"><text:s text:c="2"/>State: <text:s text:c="12"/>connected</text:p>
      <text:p text:style-name="Preformatted_20_Text"><text:s text:c="2"/>Default: <text:s text:c="10"/>yes</text:p>
      <text:p text:style-name="Preformatted_20_Text"><text:s text:c="2"/>HW Address: <text:s text:c="7"/>00:0C:29:C8:BF:E3</text:p>
      <text:p text:style-name="Preformatted_20_Text"></text:p>
      <text:p text:style-name="Preformatted_20_Text"><text:s text:c="2"/>Capabilities:</text:p>
      <text:p text:style-name="Preformatted_20_Text"><text:s text:c="4"/>Supported: <text:s text:c="6"/>yes</text:p>
      <text:p text:style-name="Preformatted_20_Text"><text:s text:c="4"/>Carrier Detect: <text:s/>yes</text:p>
      <text:p text:style-name="Preformatted_20_Text"></text:p>
      <text:p text:style-name="Preformatted_20_Text"><text:s text:c="2"/>Wired Settings</text:p>
      <text:p text:style-name="Preformatted_20_Text"></text:p>
      <text:p text:style-name="Preformatted_20_Text"><text:s text:c="2"/>IPv4 Settings:</text:p>
      <text:p text:style-name="Preformatted_20_Text"><text:s text:c="4"/>Address: <text:s text:c="8"/>10.100.0.143</text:p>
      <text:p text:style-name="Preformatted_20_Text"><text:s text:c="4"/>Prefix: <text:s text:c="9"/>22 (255.255.252.0)</text:p>
      <text:p text:style-name="Preformatted_20_Text"><text:s text:c="4"/>Gateway: <text:s text:c="8"/>10.100.1.1</text:p>
      <text:p text:style-name="Preformatted_20_Text"></text:p>
      <text:p text:style-name="Preformatted_20_Text"><text:s text:c="4"/>DNS: <text:s text:c="12"/>10.100.1.24</text:p>
      <text:p text:style-name="Preformatted_20_Text"/>
      <text:h text:style-name="Heading_20_2" text:outline-level="2">Access Control Mechanism</text:h>
      <text:p text:style-name="Standard">Console kit controls whether users may connect to NetworkManager. Console kit on Ubuntu will give any user access that has a terminal or pseudoterminal (basically anyone). Still, the user's session must be registered to get access.</text:p>
      <text:p text:style-name="Standard"/>
      <text:p text:style-name="Standard">The current list of sessions can be queried with:</text:p>
      <text:p text:style-name="Standard">testuser@ubuntu-810:~$ ck-list-sessions </text:p>
      <text:p text:style-name="Standard">Session40:</text:p>
      <text:p text:style-name="Standard"><text:soft-page-break/><text:tab/>uid = '1000'</text:p>
      <text:p text:style-name="Standard"><text:tab/>realname = 'testuser,,,'</text:p>
      <text:p text:style-name="Standard"><text:tab/>seat = 'Seat1'</text:p>
      <text:p text:style-name="Standard"><text:tab/>session-type = ''</text:p>
      <text:p text:style-name="Standard"><text:tab/>active = FALSE</text:p>
      <text:p text:style-name="Standard"><text:tab/>x11-display = ''</text:p>
      <text:p text:style-name="Standard"><text:tab/>x11-display-device = ''</text:p>
      <text:p text:style-name="Standard"><text:tab/>display-device = '/dev/pts/1'</text:p>
      <text:p text:style-name="Standard"><text:tab/>remote-host-name = ''</text:p>
      <text:p text:style-name="Standard"><text:tab/>is-local = TRUE</text:p>
      <text:p text:style-name="Standard"><text:tab/>on-since = '2009-04-17T17:57:05.305133Z'</text:p>
      <text:p text:style-name="Standard"/>
      <text:h text:style-name="Heading_20_2" text:outline-level="2">User session registration</text:h>
      <text:p text:style-name="Standard">Typically the user is registered in Console Kit by pam_ck_connector from /etc/pam.d/common-session. This will register the session when a user logs in (even through ssh), and destroy the session when the user logs out.</text:p>
      <text:p text:style-name="Standard"/>
      <text:p text:style-name="Standard">A registration can be manually created by running ck-launch-session &lt;program&gt;. Ck-launch-session will leave the session open as long as the specified program is running. The following bash command will turn ck-launch-session into a daemon (lasts past when the calling terminal is closed), and the session will be closed when the system dbus is stopped:</text:p>
      <text:p text:style-name="Standard"><text:s/>( ck-launch-session dbus-monitor --system "sender=none.none" &gt;/dev/null &amp; )</text:p>
      <text:p text:style-name="Standard"/>
      <text:h text:style-name="Heading_20_2" text:outline-level="2">Dbus restart</text:h>
      <text:p text:style-name="Standard">The session list is cleared when dbus restarts. To restore access to nm-applet, the user must login again (which creates a new session), or manually register the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16T17:25:21</meta:creation-date>
    <dc:date>2009-04-17T12:50:50</dc:date>
    <meta:editing-cycles>4</meta:editing-cycles>
    <meta:editing-duration>PT16H54M3S</meta:editing-duration>
    <meta:user-defined meta:name="Info 1"/>
    <meta:user-defined meta:name="Info 2"/>
    <meta:user-defined meta:name="Info 3"/>
    <meta:user-defined meta:name="Info 4"/>
    <meta:document-statistic meta:table-count="0" meta:image-count="0" meta:object-count="0" meta:page-count="5" meta:paragraph-count="148" meta:word-count="1149" meta:character-count="7735"/>
  </office:meta>
</office:document-meta>
</file>